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rderedMapDecorator.AbstractOrderedMapDecorator( Ordered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getOrdere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AbstractOrderedMap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next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deredMapDecorator.previou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